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77.85pt" svg:y="85.83pt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pleats</text:p>
          </table:table-cell>
          <table:table-cell office:value-type="string" calcext:value-type="string">
            <text:p>CPW</text:p>
          </table:table-cell>
          <table:table-cell/>
          <table:table-cell office:value-type="string" calcext:value-type="string">
            <text:p>Cicl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408" calcext:value-type="float">
            <text:p>4408</text:p>
          </table:table-cell>
          <table:table-cell/>
          <table:table-cell office:value-type="float" office:value="4408657" calcext:value-type="float">
            <text:p>44086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96" calcext:value-type="float">
            <text:p>3696</text:p>
          </table:table-cell>
          <table:table-cell/>
          <table:table-cell office:value-type="float" office:value="36961318" calcext:value-type="float">
            <text:p>369613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float" office:value="417808736" calcext:value-type="float">
            <text:p>4178087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930" calcext:value-type="float">
            <text:p>4930</text:p>
          </table:table-cell>
          <table:table-cell/>
          <table:table-cell office:value-type="float" office:value="4930950238" calcext:value-type="float">
            <text:p>4930950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46:49.006430840</meta:creation-date>
    <dc:date>2018-05-31T14:06:16.101058418</dc:date>
    <meta:editing-duration>PT19M27S</meta:editing-duration>
    <meta:editing-cycles>2</meta:editing-cycles>
    <meta:generator>LibreOffice/6.0.4.2$Linux_X86_64 LibreOffice_project/0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622cm" svg:y="0.316cm" chart:style-name="ch2">
          <text:p>CPW per cada ordre de magnitud</text:p>
        </chart:title>
        <chart:legend chart:legend-position="end" svg:x="13.86cm" svg:y="4.203cm" style:legend-expansion="high" chart:style-name="ch3"/>
        <chart:plot-area chart:style-name="ch4" table:cell-range-address="Sheet1.A1:Sheet1.B5" chart:data-source-has-labels="both" svg:x="1.33cm" svg:y="1.275cm" svg:width="12.211cm" svg:height="6.569cm">
          <chartooo:coordinate-region svg:x="2.322cm" svg:y="1.475cm" svg:width="10.569cm" svg:height="5.722cm"/>
          <chart:axis chart:dimension="x" chart:name="primary-x" chart:style-name="ch5" chartooo:axis-type="auto">
            <chartooo:date-scale/>
            <chart:title svg:x="6.703cm" svg:y="8.024cm" chart:style-name="ch6">
              <text:p>Empleat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066cm" chart:style-name="ch7">
              <text:p>Cicles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W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5</svg:desc>
                </draw:g>
              </table:table-cell>
              <table:table-cell office:value-type="float" office:value="4408">
                <text:p>4408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30">
                <text:p>4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